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6.8508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6.7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RE200v2</text:p>
          </table:table-cell>
          <table:table-cell office:value-type="string" calcext:value-type="string">
            <text:p>RE200v3</text:p>
          </table:table-cell>
          <table:table-cell office:value-type="string" calcext:value-type="string">
            <text:p>RE200v4</text:p>
          </table:table-cell>
          <table:table-cell office:value-type="string" calcext:value-type="string">
            <text:p>RE220v2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https://github.com/openwrt/openwrt/blob/master/target/linux/ramips/image/mt76x8.mk</text:p>
          </table:table-cell>
          <table:table-cell office:value-type="string" calcext:value-type="string">
            <text:p>define Device/tplink_re200-v2</text:p>
            <text:p>  $(Device/tplink-safeloader)</text:p>
            <text:p>  IMAGE_SIZE := 7808k</text:p>
            <text:p>  DEVICE_MODEL := RE200</text:p>
            <text:p>  DEVICE_VARIANT := v2</text:p>
            <text:p>  DEVICE_PACKAGES := kmod-mt76x0e</text:p>
            <text:p>  TPLINK_BOARD_ID := RE200-V2</text:p>
            <text:p>endef</text:p>
            <text:p>TARGET_DEVICES += tplink_re200-v2</text:p>
            <text:p/>
          </table:table-cell>
          <table:table-cell office:value-type="string" calcext:value-type="string">
            <text:p>define Device/tplink_re200-v3</text:p>
            <text:p>  $(Device/tplink-safeloader)</text:p>
            <text:p>  IMAGE_SIZE := 7808k</text:p>
            <text:p>  DEVICE_MODEL := RE200</text:p>
            <text:p>  DEVICE_VARIANT := v3</text:p>
            <text:p>  DEVICE_PACKAGES := kmod-mt76x0e</text:p>
            <text:p>  TPLINK_BOARD_ID := RE200-V3</text:p>
            <text:p>endef</text:p>
            <text:p>TARGET_DEVICES += tplink_re200-v3</text:p>
          </table:table-cell>
          <table:table-cell office:value-type="string" calcext:value-type="string">
            <text:p>define Device/tplink_re200-v4</text:p>
            <text:p>  $(Device/tplink-safeloader)</text:p>
            <text:p>  IMAGE_SIZE := 7808k</text:p>
            <text:p>  DEVICE_MODEL := RE200</text:p>
            <text:p>  DEVICE_VARIANT := v4</text:p>
            <text:p>  DEVICE_PACKAGES := kmod-mt76x0e</text:p>
            <text:p>  TPLINK_BOARD_ID := RE200-V4</text:p>
            <text:p>endef</text:p>
            <text:p>TARGET_DEVICES += tplink_re200-v4</text:p>
          </table:table-cell>
          <table:table-cell office:value-type="string" calcext:value-type="string">
            <text:p>define Device/tplink_re220-v2</text:p>
            <text:p>  $(Device/tplink-safeloader)</text:p>
            <text:p>  IMAGE_SIZE := 7808k</text:p>
            <text:p>  DEVICE_MODEL := RE220</text:p>
            <text:p>  DEVICE_VARIANT := v2</text:p>
            <text:p>  DEVICE_PACKAGES := kmod-mt76x0e</text:p>
            <text:p>  TPLINK_BOARD_ID := RE220-V2</text:p>
            <text:p>endef</text:p>
            <text:p>TARGET_DEVICES += tplink_re220-v2</text:p>
          </table:table-cell>
        </table:table-row>
        <table:table-row table:style-name="ro3">
          <table:table-cell office:value-type="string" calcext:value-type="string">
            <text:p>ramips dts file</text:p>
          </table:table-cell>
          <table:table-cell office:value-type="string" office:string-value="// SPDX-License-Identifier: GPL-2.0-or-later OR MIT&#10;&#10;#include &quot;mt7628an_tplink_re200.dtsi&quot;&#10;&#10;/ {&#10;compatible = &quot;tplink,re200-v2&quot;, &quot;mediatek,mt7628an-soc&quot;;&#10;model = &quot;TP-Link RE200 v2&quot;;&#10;};&#10;" calcext:value-type="string">
            <text:p>// SPDX-License-Identifier: GPL-2.0-or-later OR MIT</text:p>
            <text:p/>
            <text:p>#include "mt7628an_tplink_re200.dtsi"</text:p>
            <text:p/>
            <text:p>/ {</text:p>
            <text:p>compatible = "tplink,re200-v2", "mediatek,mt7628an-soc";</text:p>
            <text:p>model = "TP-Link RE200 v2";</text:p>
            <text:p>};</text:p>
            <text:p/>
          </table:table-cell>
          <table:table-cell office:value-type="string" office:string-value="// SPDX-License-Identifier: GPL-2.0-or-later OR MIT&#10;&#10;#include &quot;mt7628an_tplink_re200.dtsi&quot;&#10;&#10;/ {&#10;compatible = &quot;tplink,re200-v3&quot;, &quot;mediatek,mt7628an-soc&quot;;&#10;model = &quot;TP-Link RE200 v3&quot;;&#10;};&#10;" calcext:value-type="string">
            <text:p>// SPDX-License-Identifier: GPL-2.0-or-later OR MIT</text:p>
            <text:p/>
            <text:p>#include "mt7628an_tplink_re200.dtsi"</text:p>
            <text:p/>
            <text:p>/ {</text:p>
            <text:p>compatible = "tplink,re200-v3", "mediatek,mt7628an-soc";</text:p>
            <text:p>model = "TP-Link RE200 v3";</text:p>
            <text:p>};</text:p>
            <text:p/>
          </table:table-cell>
          <table:table-cell office:value-type="string" office:string-value="// SPDX-License-Identifier: GPL-2.0-or-later OR MIT&#10;&#10;#include &quot;mt7628an_tplink_re200.dtsi&quot;&#10;&#10;/ {&#10;compatible = &quot;tplink,re200-v4&quot;, &quot;mediatek,mt7628an-soc&quot;;&#10;model = &quot;TP-Link RE200 v4&quot;;&#10;};&#10;" calcext:value-type="string">
            <text:p>// SPDX-License-Identifier: GPL-2.0-or-later OR MIT</text:p>
            <text:p/>
            <text:p>#include "mt7628an_tplink_re200.dtsi"</text:p>
            <text:p/>
            <text:p>/ {</text:p>
            <text:p>compatible = "tplink,re200-v4", "mediatek,mt7628an-soc";</text:p>
            <text:p>model = "TP-Link RE200 v4";</text:p>
            <text:p>};</text:p>
            <text:p/>
          </table:table-cell>
          <table:table-cell office:value-type="string" office:string-value="// SPDX-License-Identifier: GPL-2.0-or-later OR MIT&#10;&#10;#include &quot;mt7628an_tplink_re200.dtsi&quot;&#10;&#10;/ {&#10;compatible = &quot;tplink,re220-v2&quot;, &quot;mediatek,mt7628an-soc&quot;;&#10;model = &quot;TP-Link RE220 v2&quot;;&#10;};&#10;" calcext:value-type="string">
            <text:p>// SPDX-License-Identifier: GPL-2.0-or-later OR MIT</text:p>
            <text:p/>
            <text:p>#include "mt7628an_tplink_re200.dtsi"</text:p>
            <text:p/>
            <text:p>/ {</text:p>
            <text:p>compatible = "tplink,re220-v2", "mediatek,mt7628an-soc";</text:p>
            <text:p>model = "TP-Link RE220 v2";</text:p>
            <text:p>};</text:p>
            <text:p/>
          </table:table-cell>
        </table:table-row>
        <table:table-row table:style-name="ro4">
          <table:table-cell office:value-type="string" calcext:value-type="string">
            <text:p>https://github.com/openwrt/openwrt/blob/master/target/linux/ramips/mt76x8/base-files/etc/board.d/01_leds</text:p>
          </table:table-cell>
          <table:table-cell office:value-type="string" calcext:value-type="string">
            <text:p>tplink,re200-v2|\</text:p>
          </table:table-cell>
          <table:table-cell office:value-type="string" calcext:value-type="string">
            <text:p>tplink,re200-v3|\</text:p>
          </table:table-cell>
          <table:table-cell office:value-type="string" calcext:value-type="string">
            <text:p>tplink,re200-v4|\</text:p>
          </table:table-cell>
          <table:table-cell office:value-type="string" calcext:value-type="string">
            <text:p>tplink,re220-v2|\</text:p>
          </table:table-cell>
        </table:table-row>
        <table:table-row table:style-name="ro4">
          <table:table-cell office:value-type="string" calcext:value-type="string">
            <text:p>https://github.com/openwrt/openwrt/blob/master/target/linux/ramips/mt76x8/base-files/etc/board.d/02_network</text:p>
          </table:table-cell>
          <table:table-cell office:value-type="string" calcext:value-type="string">
            <text:p>tplink,re200-v2|\</text:p>
          </table:table-cell>
          <table:table-cell office:value-type="string" calcext:value-type="string">
            <text:p>tplink,re200-v3|\</text:p>
          </table:table-cell>
          <table:table-cell office:value-type="string" calcext:value-type="string">
            <text:p>tplink,re200-v4|\</text:p>
          </table:table-cell>
          <table:table-cell office:value-type="string" calcext:value-type="string">
            <text:p>tplink,re220-v2|\</text:p>
          </table:table-cell>
        </table:table-row>
        <table:table-row table:style-name="ro4">
          <table:table-cell office:value-type="string" calcext:value-type="string">
            <text:p>https://github.com/openwrt/openwrt/blob/master/target/linux/ramips/mt76x8/base-files/etc/init.d/bootcount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4">
          <table:table-cell office:value-type="string" calcext:value-type="string">
            <text:p>https://github.com/openwrt/openwrt/blob/master/target/linux/ramips/mt76x8/base-files/lib/upgrade/platform.sh</text:p>
          </table:table-cell>
          <table:table-cell table:number-columns-repeated="4" office:value-type="string" calcext:value-type="string">
            <text:p>none</text:p>
          </table:table-cell>
        </table:table-row>
        <table:table-row table:style-name="ro5">
          <table:table-cell office:value-type="string" calcext:value-type="string">
            <text:p>https://git.openwrt.org/?p=openwrt/openwrt.git;a=blob;f=tools/firmware-utils/src/tplink-safeloader.c;h=a97f329a8782e88383dc607635ab1e3b7a6acc31;hb=33fae8421e3270869c645fd304523133419d7f5d</text:p>
          </table:table-cell>
          <table:table-cell office:value-type="string" calcext:value-type="string">
            <text:p> /** Firmware layout for the RE200 v2 */</text:p>
            <text:p>1516         {</text:p>
            <text:p>1517                 .id     = "RE200-V2",</text:p>
            <text:p>1518                 .vendor = "",</text:p>
            <text:p>1519                 .support_list =</text:p>
            <text:p>1520                         "SupportList:\n"</text:p>
            <text:p>1521                         "{product_name:RE200,product_ver:2.0.0,special_id:00000000}\n"</text:p>
            <text:p>1522                         "{product_name:RE200,product_ver:2.0.0,special_id:41520000}\n"</text:p>
            <text:p>1523                         "{product_name:RE200,product_ver:2.0.0,special_id:41550000}\n"</text:p>
            <text:p>1524                         "{product_name:RE200,product_ver:2.0.0,special_id:42520000}\n"</text:p>
            <text:p>1525                         "{product_name:RE200,product_ver:2.0.0,special_id:43410000}\n"</text:p>
            <text:p>1526                         "{product_name:RE200,product_ver:2.0.0,special_id:45530000}\n"</text:p>
            <text:p>1527                         "{product_name:RE200,product_ver:2.0.0,special_id:45550000}\n"</text:p>
            <text:p>1528                         "{product_name:RE200,product_ver:2.0.0,special_id:49440000}\n"</text:p>
            <text:p>1529                         "{product_name:RE200,product_ver:2.0.0,special_id:4a500000}\n"</text:p>
            <text:p>1530                         "{product_name:RE200,product_ver:2.0.0,special_id:4b520000}\n"</text:p>
            <text:p>1531                         "{product_name:RE200,product_ver:2.0.0,special_id:52550000}\n"</text:p>
            <text:p>1532                         "{product_name:RE200,product_ver:2.0.0,special_id:54570000}\n"</text:p>
            <text:p>1533                         "{product_name:RE200,product_ver:2.0.0,special_id:55530000}\n",</text:p>
            <text:p>1534                 .support_trail = '\x00',</text:p>
            <text:p>1535                 .soft_ver = NULL,</text:p>
            <text:p>1536 </text:p>
            <text:p>1537                 .partitions = {</text:p>
            <text:p>1538                         {"fs-uboot", 0x00000, 0x20000},</text:p>
            <text:p>1539                         {"firmware", 0x20000, 0x7a0000},</text:p>
            <text:p>1540                         {"partition-table", 0x7c0000, 0x02000},</text:p>
            <text:p>1541                         {"default-mac", 0x7c2000, 0x00020},</text:p>
            <text:p>1542                         {"pin", 0x7c2100, 0x00020},</text:p>
            <text:p>1543                         {"product-info", 0x7c3100, 0x01000},</text:p>
            <text:p>1544                         {"soft-version", 0x7c4200, 0x01000},</text:p>
            <text:p>1545                         {"support-list", 0x7c5200, 0x01000},</text:p>
            <text:p>1546                         {"profile", 0x7c6200, 0x08000},</text:p>
            <text:p>1547                         {"config-info", 0x7ce200, 0x00400},</text:p>
            <text:p>1548                         {"user-config", 0x7d0000, 0x10000},</text:p>
            <text:p>1549                         {"default-config", 0x7e0000, 0x10000},</text:p>
            <text:p>1550                         {"radio", 0x7f0000, 0x10000},</text:p>
            <text:p>1551                         {NULL, 0, 0}</text:p>
            <text:p>1552                 },</text:p>
            <text:p>1553 </text:p>
            <text:p>1554                 .first_sysupgrade_partition = "os-image",</text:p>
            <text:p>1555                 .last_sysupgrade_partition = "file-system"</text:p>
            <text:p>1556         },</text:p>
          </table:table-cell>
          <table:table-cell table:number-columns-repeated="2"/>
          <table:table-cell office:value-type="string" calcext:value-type="string">
            <text:p>        /** Firmware layout for the RE220 v2 */</text:p>
            <text:p>1559         {</text:p>
            <text:p>1560                 .id     = "RE220-V2",</text:p>
            <text:p>1561                 .vendor = "",</text:p>
            <text:p>1562                 .support_list =</text:p>
            <text:p>1563                         "SupportList:\n"</text:p>
            <text:p>1564                         "{product_name:RE220,product_ver:2.0.0,special_id:00000000}\n"</text:p>
            <text:p>1565                         "{product_name:RE220,product_ver:2.0.0,special_id:41520000}\n"</text:p>
            <text:p>1566                         "{product_name:RE220,product_ver:2.0.0,special_id:41550000}\n"</text:p>
            <text:p>1567                         "{product_name:RE220,product_ver:2.0.0,special_id:42520000}\n"</text:p>
            <text:p>1568                         "{product_name:RE220,product_ver:2.0.0,special_id:43410000}\n"</text:p>
            <text:p>1569                         "{product_name:RE220,product_ver:2.0.0,special_id:45530000}\n"</text:p>
            <text:p>1570                         "{product_name:RE220,product_ver:2.0.0,special_id:45550000}\n"</text:p>
            <text:p>1571                         "{product_name:RE220,product_ver:2.0.0,special_id:49440000}\n"</text:p>
            <text:p>1572                         "{product_name:RE220,product_ver:2.0.0,special_id:4a500000}\n"</text:p>
            <text:p>1573                         "{product_name:RE220,product_ver:2.0.0,special_id:4b520000}\n"</text:p>
            <text:p>1574                         "{product_name:RE220,product_ver:2.0.0,special_id:52550000}\n"</text:p>
            <text:p>1575                         "{product_name:RE220,product_ver:2.0.0,special_id:54570000}\n"</text:p>
            <text:p>1576                         "{product_name:RE220,product_ver:2.0.0,special_id:55530000}\n",</text:p>
            <text:p>1577                 .support_trail = '\x00',</text:p>
            <text:p>1578                 .soft_ver = NULL,</text:p>
            <text:p>1579 </text:p>
            <text:p>1580                 .partitions = {</text:p>
            <text:p>1581                         {"fs-uboot", 0x00000, 0x20000},</text:p>
            <text:p>1582                         {"firmware", 0x20000, 0x7a0000},</text:p>
            <text:p>1583                         {"partition-table", 0x7c0000, 0x02000},</text:p>
            <text:p>1584                         {"default-mac", 0x7c2000, 0x00020},</text:p>
            <text:p>1585                         {"pin", 0x7c2100, 0x00020},</text:p>
            <text:p>1586                         {"product-info", 0x7c3100, 0x01000},</text:p>
            <text:p>1587                         {"soft-version", 0x7c4200, 0x01000},</text:p>
            <text:p>1588                         {"support-list", 0x7c5200, 0x01000},</text:p>
            <text:p>1589                         {"profile", 0x7c6200, 0x08000},</text:p>
            <text:p>1590                         {"config-info", 0x7ce200, 0x00400},</text:p>
            <text:p>1591                         {"user-config", 0x7d0000, 0x10000},</text:p>
            <text:p>1592                         {"default-config", 0x7e0000, 0x10000},</text:p>
            <text:p>1593                         {"radio", 0x7f0000, 0x10000},</text:p>
            <text:p>1594                         {NULL, 0, 0}</text:p>
            <text:p>1595                 },</text:p>
            <text:p>1596 </text:p>
            <text:p>1597                 .first_sysupgrade_partition = "os-image",</text:p>
            <text:p>1598                 .last_sysupgrade_partition = "file-system"</text:p>
            <text:p>1599         },</text:p>
            <text:p>1600 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11:14:36.558000000</meta:creation-date>
    <dc:date>2022-08-20T15:06:23.785000000</dc:date>
    <meta:editing-duration>PT50M24S</meta:editing-duration>
    <meta:editing-cycles>2</meta:editing-cycles>
    <meta:generator>LibreOffice/7.0.6.2$Windows_X86_64 LibreOffice_project/144abb84a525d8e30c9dbbefa69cbbf2d8d4ae3b</meta:generator>
    <meta:document-statistic meta:table-count="1" meta:cell-count="38" meta:object-count="0"/>
  </office:meta>
</office:document-meta>
</file>